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weight="bold" style:font-weight-asian="bold" style:font-weight-complex="bold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4.683cm" svg:y="1.903cm">
            <draw:text-box>
              <text:p><text:span text:style-name="T1">The common root node</text:span></text:p>
            </draw:text-box>
          </draw:frame>
        </draw:g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identifiers 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identifiers 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1.18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6.39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6" draw:text-style-name="P4" draw:layer="layout" svg:width="2.026cm" svg:height="1.242cm" svg:x="2.663cm" svg:y="8.16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3.619cm">
          <draw:text-box>
            <text:p><text:span text:style-name="T4">@acm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4.56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9.77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6" draw:text-style-name="P4" draw:layer="layout" svg:width="2.026cm" svg:height="1.242cm" svg:x="2.663cm" svg:y="11.54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6.999cm">
          <draw:text-box>
            <text:p><text:span text:style-name="T4">@acme</text:span></text:p>
          </draw:text-box>
        </draw:frame>
        <draw:connector draw:style-name="gr4" draw:text-style-name="P1" draw:layer="layout" draw:type="curve" svg:x1="5.294cm" svg:y1="7.174cm" svg:x2="8.671cm" svg:y2="10.982cm" draw:start-shape="id8" draw:start-glue-point="8" draw:end-shape="id11" draw:end-glue-point="5" svg:d="m5294 7174c0 2539 1125 3808 3377 3808" svg:viewBox="0 0 3378 3809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3">=alice&lt;+email&gt;</text:span></text:p>
          </draw:text-box>
        </draw:frame>
        <draw:frame draw:style-name="gr5" draw:text-style-name="P4" draw:layer="layout" svg:width="3.55cm" svg:height="0.988cm" svg:x="6.126cm" svg:y="8.206cm">
          <draw:text-box>
            <text:p><text:span text:style-name="T4">&lt;+email&gt;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  <draw:custom-shape draw:style-name="gr3" draw:text-style-name="P1" xml:id="id11" draw:id="id11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13" draw:start-glue-point="8" draw:end-shape="id16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16" draw:start-glue-point="6" draw:end-shape="id17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17" draw:start-glue-point="6" draw:end-shape="id18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16" draw:id="id16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7" draw:id="id17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1cm" svg:y2="10.982cm" draw:start-shape="id20" draw:start-glue-point="8" draw:end-shape="id23" draw:end-glue-point="5" svg:d="m5306 7190c0 2528 1121 3792 3365 3792" svg:viewBox="0 0 3366 3793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6cm" svg:y1="11.617cm" svg:x2="11.846cm" svg:y2="15.605cm" draw:start-shape="id23" draw:start-glue-point="6" draw:end-shape="id24" draw:end-glue-point="5" svg:d="m9306 11617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1cm" svg:y1="16.24cm" svg:x2="15.656cm" svg:y2="20.291cm" draw:start-shape="id24" draw:start-glue-point="6" draw:end-shape="id25" draw:end-glue-point="3" svg:d="m12481 16240c0 2701 1058 4051 3175 4051" svg:viewBox="0 0 3176 4052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23" draw:id="id23" draw:layer="layout" svg:width="1.27cm" svg:height="1.27cm" svg:x="8.671cm" svg:y="10.3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4" draw:id="id24" draw:layer="layout" svg:width="1.27cm" svg:height="1.27cm" svg:x="11.846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27" draw:start-glue-point="8" draw:end-shape="id30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0" draw:start-glue-point="6" draw:end-shape="id31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1" draw:start-glue-point="6" draw:end-shape="id32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27" draw:start-glue-point="8" draw:end-shape="id28" draw:end-glue-point="4" svg:d="m5306 7190v13491" svg:viewBox="0 0 1 13492">
          <text:p/>
        </draw:connector>
        <draw:frame draw:style-name="gr2" draw:text-style-name="P2" draw:layer="layout" svg:width="3.169cm" svg:height="0.988cm" svg:x="6.004cm" svg:y="14.629cm">
          <draw:text-box>
            <text:p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0" draw:id="id30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1" draw:id="id31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9" draw:style-name="dp1" draw:master-page-name="Default">
        <draw:custom-shape draw:style-name="gr1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34" draw:start-glue-point="8" draw:end-shape="id37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37" draw:start-glue-point="6" draw:end-shape="id38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38" draw:start-glue-point="6" draw:end-shape="id39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34" draw:start-glue-point="8" draw:end-shape="id35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37" draw:id="id37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0" draw:style-name="dp1" draw:master-page-name="Default">
        <draw:custom-shape draw:style-name="gr1" draw:text-style-name="P1" xml:id="id40" draw:id="id4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1" draw:id="id4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0" draw:start-glue-point="8" draw:end-shape="id41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42" draw:id="id4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3" draw:id="id4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0" draw:start-glue-point="8" draw:end-shape="id42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0" draw:start-glue-point="8" draw:end-shape="id43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1" draw:start-glue-point="8" draw:end-shape="id44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44" draw:start-glue-point="6" draw:end-shape="id45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46" draw:id="id4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45" draw:start-glue-point="6" draw:end-shape="id46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1" draw:start-glue-point="8" draw:end-shape="id42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44" draw:id="id4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5" draw:id="id45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1" draw:style-name="dp1" draw:master-page-name="Default">
        <draw:custom-shape draw:style-name="gr1" draw:text-style-name="P1" xml:id="id47" draw:id="id4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8" draw:id="id4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7" draw:start-glue-point="8" draw:end-shape="id48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49" draw:id="id4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0" draw:id="id5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7" draw:start-glue-point="8" draw:end-shape="id49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7" draw:start-glue-point="8" draw:end-shape="id50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" draw:text-style-name="P1" draw:layer="layout" draw:type="curve" svg:x1="5.306cm" svg:y1="7.19cm" svg:x2="8.672cm" svg:y2="10.983cm" draw:start-shape="id48" draw:start-glue-point="8" draw:end-shape="id51" draw:end-glue-point="5" svg:d="m5306 7190c0 2529 1122 3793 3366 3793" svg:viewBox="0 0 3367 3794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" draw:text-style-name="P1" draw:layer="layout" draw:type="curve" svg:x1="9.307cm" svg:y1="11.618cm" svg:x2="11.847cm" svg:y2="15.606cm" draw:start-shape="id51" draw:start-glue-point="6" draw:end-shape="id52" draw:end-glue-point="5" svg:d="m9307 11618c0 2659 846 3988 2540 3988" svg:viewBox="0 0 2541 3989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53" draw:id="id5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82cm" svg:y1="16.241cm" svg:x2="15.656cm" svg:y2="20.291cm" draw:start-shape="id52" draw:start-glue-point="6" draw:end-shape="id53" draw:end-glue-point="3" svg:d="m12482 16241c0 2700 1058 4050 3174 4050" svg:viewBox="0 0 3175 405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8" draw:start-glue-point="8" draw:end-shape="id49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3" draw:text-style-name="P1" xml:id="id51" draw:id="id5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2" draw:id="id5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frame draw:style-name="gr2" draw:text-style-name="P3" draw:layer="layout" svg:width="2.407cm" svg:height="0.988cm" svg:x="1.916cm" svg:y="1.917cm">
          <draw:text-box>
            <text:p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2-05T14:56:40.317920745</dc:date>
    <dc:creator>markus </dc:creator>
    <meta:editing-duration>PT16H10M41S</meta:editing-duration>
    <meta:editing-cycles>39</meta:editing-cycles>
    <meta:generator>LibreOffice/4.1.4.2$Linux_X86_64 LibreOffice_project/410m0$Build-2</meta:generator>
    <meta:document-statistic meta:object-count="198"/>
  </office:meta>
</office:document-meta>
</file>